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MACHE PACCO, MONI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13171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MACHE PACCO, MONIC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131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ASTRO ARIZABAL, JEAN FRAN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17267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324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9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OLLOS CRIOLLOS</text:p>
          </table:table-cell>
          <table:table-cell table:style-name="Tabla3.A2" office:value-type="string">
            <text:p text:style-name="P20">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7:12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